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86a5a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<text:span text:style-name="T2">- Do assigements for modelling and simmulation</text:span>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19:00:30.693315987</dc:date>
    <meta:editing-duration>P1DT6H10M37S</meta:editing-duration>
    <meta:editing-cycles>77</meta:editing-cycles>
    <meta:document-statistic meta:table-count="0" meta:image-count="0" meta:object-count="0" meta:page-count="1" meta:paragraph-count="2" meta:word-count="11" meta:character-count="87" meta:non-whitespace-character-count="78"/>
  </office:meta>
</office:document-meta>
</file>